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rial" fo:font-size="26pt" style:font-size-asian="26pt" style:font-size-complex="26pt"/>
    </style:style>
    <style:style style:name="T1" style:family="text">
      <style:text-properties fo:font-size="274.100006103516pt" style:font-size-asian="274.100006103516pt" style:font-size-complex="274.100006103516pt"/>
    </style:style>
    <style:style style:name="T2" style:family="text">
      <style:text-properties style:font-name="Courier 10 Pitch1"/>
    </style:style>
    <style:style style:name="T3" style:family="text">
      <style:text-properties style:font-name="Liberation Sans2"/>
    </style:style>
    <style:style style:name="T4" style:family="text">
      <style:text-properties style:font-name="Aria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/O</text:span></text:p>
            <text:p>Hands 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rompt user for a word using <text:span text:style-name="T2">&lt;STDIN&gt;</text:span> inside a <text:span text:style-name="T2">while</text:span> loop.</text:p>
              </text:list-item>
              <text:list-item>
                <text:p>Determine if the word is in the dictionary file on your computer</text:p>
                <text:list>
                  <text:list-item>
                    <text:p>If there isn't one on your computer, first pull one:</text:p>
                    <text:list>
                      <text:list-item>
                        <text:p><text:span text:style-name="T2"><text:a xlink:href="http://wordlist.aspell.net/12dicts/" xlink:type="simple">http://wordlist.aspell.net/12dicts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port result back to the user.</text:span></text:p>
              </text:list-item>
              <text:list-item>
                <text:p><text:span text:style-name="T3">Repeat, exiting if ctrl-d, or an empty string are enter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epping the dictionary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4">my $found = grep { chomp; $word eq $_ } &lt;$dict&gt;;</text:span></text:p>
              </text:list-item>
              <text:list-item>
                <text:p text:style-name="P1"><text:span text:style-name="T4"/></text:p>
              </text:list-item>
              <text:list-item>
                <text:p text:style-name="P1"><text:span text:style-name="T4">my %hash;</text:span></text:p>
              </text:list-item>
              <text:list-item>
                <text:p text:style-name="P1"><text:span text:style-name="T4">@hash{&lt;$dict&gt;} = ();</text:span></text:p>
              </text:list-item>
              <text:list-item>
                <text:p text:style-name="P1"><text:span text:style-name="T4">if( exists($hash{$word} ) { print “Exists!\n”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eat the exercise</text:p>
                <text:list>
                  <text:list-item>
                    <text:p>Use <text:span text:style-name="T2"><text:a xlink:href="../../../../../../:Slurp" xlink:type="simple">File::Slurp</text:a></text:span></text:p>
                  </text:list-item>
                  <text:list-item>
                    <text:p>Use <text:span text:style-name="T2">IO::Prompt::Tiny</text:span></text:p>
                  </text:list-item>
                  <text:list-item>
                    <text:p>If you didn't do so already, use a <text:span text:style-name="T2">%words</text:span> ha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text file containing names of fruits and vegetables.</text:p>
              </text:list-item>
              <text:list-item>
                <text:p>Write a text file containing only names of vegetables.</text:p>
              </text:list-item>
              <text:list-item>
                <text:p>Use the contents of those files to derive a text file containing only names of frui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5T12:35:26.953887351</meta:creation-date>
    <dc:date>2014-07-10T16:43:50.877971332</dc:date>
    <meta:editing-duration>P0D</meta:editing-duration>
    <meta:editing-cycles>3</meta:editing-cycles>
    <meta:generator>LibreOffice/4.2.4.2$Linux_X86_64 LibreOffice_project/420m0$Build-2</meta:generator>
    <meta:document-statistic meta:object-count="40"/>
  </office:meta>
</office:document-meta>
</file>